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A90000008C04677E82EA74A1DA.png" manifest:media-type="image/png"/>
  <manifest:file-entry manifest:full-path="Pictures/100002010000032C0000010387A47FAF315008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officeooo:rsid="001c887a" officeooo:paragraph-rsid="000600da"/>
    </style:style>
    <style:style style:name="T1" style:family="text">
      <style:text-properties officeooo:rsid="001dca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ction du devoir maison n°<text:span text:style-name="T1">2</text:span> : exercice <text:span text:style-name="T1">58</text:span> p <text:span text:style-name="T1">27</text:span></text:p>
      <text:p text:style-name="P1"/>
      <text:p text:style-name="P1"><draw:frame draw:style-name="fr1" draw:name="Image1" text:anchor-type="paragraph" svg:width="17cm" svg:height="3.494cm" draw:z-index="0"><draw:image xlink:href="Pictures/10000201000002A90000008C04677E82EA74A1DA.png" xlink:type="simple" xlink:show="embed" xlink:actuate="onLoad" loext:mime-type="image/x-vclgraphic"/></draw:frame><draw:frame draw:style-name="fr2" draw:name="Image2" text:anchor-type="paragraph" svg:x="-0.476cm" svg:y="3.159cm" svg:width="19.477cm" svg:height="6.211cm" draw:z-index="1"><draw:image xlink:href="Pictures/100002010000032C0000010387A47FAF315008AE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16:52:21.463000000</meta:creation-date>
    <dc:date>2020-09-21T16:54:44.662000000</dc:date>
    <meta:editing-duration>PT2M23S</meta:editing-duration>
    <meta:editing-cycles>1</meta:editing-cycles>
    <meta:document-statistic meta:table-count="0" meta:image-count="2" meta:object-count="0" meta:page-count="1" meta:paragraph-count="1" meta:word-count="10" meta:character-count="50" meta:non-whitespace-character-count="41"/>
    <meta:generator>LibreOffice/6.0.7.3$Windows_X86_64 LibreOffice_project/dc89aa7a9eabfd848af146d5086077aeed2ae4a5</meta:generator>
  </office:meta>
</office:document-meta>
</file>